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3f403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3f403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3f403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3f403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3f403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3f403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3f403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3f403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3f403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3f403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3f403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3f403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3f403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3f403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3f403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3f403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3f403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Camila Valentina Castillo Rodrígu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9/11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677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Harianny Carolina Rodríguez Avil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702683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35.36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79" meta:non-whitespace-character-count="1012"/>
    <meta:template xlink:type="simple" xlink:actuate="onRequest" xlink:title="Normal" xlink:href=""/>
  </office:meta>
</office:document-meta>
</file>